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2024-12-05 17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1664" calcext:value-type="float">
            <text:p>126.8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2024-03-21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71704" calcext:value-type="float">
            <text:p>127.17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2022-12-18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20768" calcext:value-type="float">
            <text:p>118.9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2019-12-17 14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57256" calcext:value-type="float">
            <text:p>112.15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2018-12-04 22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5176" calcext:value-type="float">
            <text:p>110.75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2017-12-06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82024" calcext:value-type="float">
            <text:p>110.68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2016-11-29 20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088" calcext:value-type="float">
            <text:p>117.5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2015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72456" calcext:value-type="float">
            <text:p>119.4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2014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97568" calcext:value-type="float">
            <text:p>123.79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201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3964" calcext:value-type="float">
            <text:p>119.0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2012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0164" calcext:value-type="float">
            <text:p>119.8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2011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08" calcext:value-type="float">
            <text:p>109.2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200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2952" calcext:value-type="float">
            <text:p>108.96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2007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656" calcext:value-type="float">
            <text:p>105.8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2006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1196" calcext:value-type="float">
            <text:p>103.31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2005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17016" calcext:value-type="float">
            <text:p>102.61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2004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3616" calcext:value-type="float">
            <text:p>106.4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2003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56128" calcext:value-type="float">
            <text:p>104.65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200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6332" calcext:value-type="float">
            <text:p>102.76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2001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1504" calcext:value-type="float">
            <text:p>102.71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200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744" calcext:value-type="float">
            <text:p>101.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6912" calcext:value-type="float">
            <text:p>102.54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199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7272" calcext:value-type="float">
            <text:p>101.61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1997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0696" calcext:value-type="float">
            <text:p>101.58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1996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9216" calcext:value-type="float">
            <text:p>101.16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199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3744" calcext:value-type="float">
            <text:p>101.4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199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17728" calcext:value-type="float">
            <text:p>102.21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1992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46" calcext:value-type="float">
            <text:p>101.3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198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2856" calcext:value-type="float">
            <text:p>99.81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1986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05776" calcext:value-type="float">
            <text:p>96.50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1984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2768" calcext:value-type="float">
            <text:p>100.63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198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1896" calcext:value-type="float">
            <text:p>95.94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1979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41584" calcext:value-type="float">
            <text:p>99.54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197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58616" calcext:value-type="float">
            <text:p>92.55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1978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8808" calcext:value-type="float">
            <text:p>91.80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197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95976" calcext:value-type="float">
            <text:p>94.29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6102</text:p>
          </table:table-cell>
          <table:table-cell office:value-type="string" calcext:value-type="string">
            <text:p>1975-08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